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9">M</text:span><text:span text:style-name="_31_10">r</text:span><text:span text:style-name="_32_15">.</text:span><text:span text:style-name="_31_"> </text:span><text:span text:style-name="_31_40">S</text:span><text:span text:style-name="_31_80">p</text:span><text:span text:style-name="_36_0">e</text:span><text:span text:style-name="_31_47">a</text:span><text:span text:style-name="_32_09">k</text:span><text:span text:style-name="_33_9">e</text:span><text:span text:style-name="_31_01">r</text:span><text:span text:style-name="_31_85">,</text:span><text:span text:style-name="_31_"> </text:span><text:span text:style-name="_31_10">M</text:span><text:span text:style-name="_32_24">r</text:span><text:span text:style-name="_35_3">.</text:span><text:span text:style-name="_37_6"> </text:span><text:span text:style-name="_31_76">V</text:span><text:span text:style-name="_34_5">i</text:span><text:span text:style-name="_31_40">c</text:span><text:span text:style-name="_32_04">e</text:span><text:span text:style-name="_31_"> </text:span><text:span text:style-name="_39_8">P</text:span><text:span text:style-name="_32_10">r</text:span><text:span text:style-name="_32_9">e</text:span><text:span text:style-name="_39_6">s</text:span><text:span text:style-name="_32_22">i</text:span><text:span text:style-name="_33_0">d</text:span><text:span text:style-name="_31_41">e</text:span><text:span text:style-name="_32_15">n</text:span><text:span text:style-name="_37_5">t</text:span><text:span text:style-name="_31_11">,</text:span><text:span text:style-name="_31_51"> </text:span><text:span text:style-name="_36_5">M</text:span><text:span text:style-name="_31_19">e</text:span><text:span text:style-name="_31_89">m</text:span><text:span text:style-name="_33_8">b</text:span><text:span text:style-name="_31_02">e</text:span><text:span text:style-name="_31_85">r</text:span><text:span text:style-name="_33_6">s</text:span><text:span text:style-name="_37_6"> </text:span><text:span text:style-name="_31_71">o</text:span><text:span text:style-name="_35_3">f</text:span><text:span text:style-name="_37_6"> </text:span><text:span text:style-name="_32_24">C</text:span><text:span text:style-name="_36_9">o</text:span><text:span text:style-name="_31_16">n</text:span><text:span text:style-name="_32_18">g</text:span><text:span text:style-name="_33_0">r</text:span><text:span text:style-name="_39_5">e</text:span><text:span text:style-name="_32_04">s</text:span><text:span text:style-name="_35_3">s</text:span><text:span text:style-name="_31_10">,</text:span><text:span text:style-name="_31_51"> </text:span><text:span text:style-name="_37_5">m</text:span><text:span text:style-name="_31_28">y</text:span><text:span text:style-name="_31_51"> </text:span><text:span text:style-name="_32_3">f</text:span><text:span text:style-name="_39_9">e</text:span><text:span text:style-name="_31_91">l</text:span><text:span text:style-name="_36_0">l</text:span><text:span text:style-name="_31_05">o</text:span><text:span text:style-name="_32_16">w</text:span><text:span text:style-name="_31_"> </text:span><text:span text:style-name="_31_10">A</text:span><text:span text:style-name="_32_15">m</text:span><text:span text:style-name="_35_4">e</text:span><text:span text:style-name="_31_10">r</text:span><text:span text:style-name="_31_73">i</text:span><text:span text:style-name="_33_0">c</text:span><text:span text:style-name="_31_26">a</text:span><text:span text:style-name="_32_04">n</text:span><text:span text:style-name="_37_1">s</text:span><text:span text:style-name="_31_14">:</text:span></text:p>
      <text:p text:style-name="P1"><text:span text:style-name="_33_0">T</text:span><text:span text:style-name="_31_25">o</text:span><text:span text:style-name="_31_94">n</text:span><text:span text:style-name="_35_1">i</text:span><text:span text:style-name="_31_32">g</text:span><text:span text:style-name="_32_19">h</text:span><text:span text:style-name="_32_1">t</text:span><text:span text:style-name="_37_6"> </text:span><text:span text:style-name="_32_24">m</text:span><text:span text:style-name="_33_0">a</text:span><text:span text:style-name="_31_34">r</text:span><text:span text:style-name="_32_07">k</text:span><text:span text:style-name="_36_9">s</text:span><text:span text:style-name="_37_6"> </text:span><text:span text:style-name="_31_89">t</text:span><text:span text:style-name="_33_0">h</text:span><text:span text:style-name="_31_11">e</text:span><text:span text:style-name="_31_51"> </text:span><text:span text:style-name="_35_7">e</text:span><text:span text:style-name="_31_11">i</text:span><text:span text:style-name="_32_22">g</text:span><text:span text:style-name="_37_1">h</text:span><text:span text:style-name="_31_05">t</text:span><text:span text:style-name="_32_04">h</text:span><text:span text:style-name="_31_"> </text:span><text:span text:style-name="_31_10">y</text:span><text:span text:style-name="_32_07">e</text:span><text:span text:style-name="_35_4">a</text:span><text:span text:style-name="_31_26">r</text:span><text:span text:style-name="_31_51"> </text:span><text:span text:style-name="_34_2">t</text:span><text:span text:style-name="_31_05">h</text:span><text:span text:style-name="_32_15">a</text:span><text:span text:style-name="_37_5">t</text:span><text:span text:style-name="_37_6"> </text:span><text:span text:style-name="_32_09">I</text:span><text:span text:style-name="_33_6">'</text:span><text:span text:style-name="_31_35">v</text:span><text:span text:style-name="_32_01">e</text:span><text:span text:style-name="_31_"> </text:span><text:span text:style-name="_31_28">c</text:span><text:span text:style-name="_32_06">o</text:span><text:span text:style-name="_34_1">m</text:span><text:span text:style-name="_39_8">e</text:span><text:span text:style-name="_31_51"> </text:span><text:span text:style-name="_33_8">h</text:span><text:span text:style-name="_31_14">e</text:span><text:span text:style-name="_32_19">r</text:span><text:span text:style-name="_37_1">e</text:span><text:span text:style-name="_37_6"> </text:span><text:span text:style-name="_31_95">t</text:span><text:span text:style-name="_34_2">o</text:span><text:span text:style-name="_37_6"> </text:span><text:span text:style-name="_32_25">r</text:span><text:span text:style-name="_35_6">e</text:span><text:span text:style-name="_31_31">p</text:span><text:span text:style-name="_32_22">o</text:span><text:span text:style-name="_33_5">r</text:span><text:span text:style-name="_31_29">t</text:span><text:span text:style-name="_31_51"> </text:span><text:span text:style-name="_36_6">o</text:span><text:span text:style-name="_31_02">n</text:span><text:span text:style-name="_31_51"> </text:span><text:span text:style-name="_33_9">t</text:span><text:span text:style-name="_31_50">h</text:span><text:span text:style-name="_31_95">e</text:span><text:span text:style-name="_31_"> </text:span><text:span text:style-name="_31_11">S</text:span><text:span text:style-name="_31_73">t</text:span><text:span text:style-name="_33_9">a</text:span><text:span text:style-name="_31_26">t</text:span><text:span text:style-name="_32_25">e</text:span><text:span text:style-name="_31_"> </text:span><text:span text:style-name="_31_17">o</text:span><text:span text:style-name="_32_10">f</text:span><text:span text:style-name="_31_"> </text:span><text:span text:style-name="_31_19">t</text:span><text:span text:style-name="_32_07">h</text:span><text:span text:style-name="_35_1">e</text:span><text:span text:style-name="_37_6"> </text:span><text:span text:style-name="_32_18">U</text:span><text:span text:style-name="_37_4">n</text:span><text:span text:style-name="_39_6">i</text:span><text:span text:style-name="_31_77">o</text:span><text:span text:style-name="_33_9">n</text:span><text:span text:style-name="_31_46">.</text:span><text:span text:style-name="_31_51"> </text:span><text:span text:style-name="_33_5">A</text:span><text:span text:style-name="_31_41">n</text:span><text:span text:style-name="_31_94">d</text:span><text:span text:style-name="_31_"> </text:span><text:span text:style-name="_31_19">f</text:span><text:span text:style-name="_31_76">o</text:span><text:span text:style-name="_34_5">r</text:span><text:span text:style-name="_37_6"> </text:span><text:span text:style-name="_31_92">t</text:span><text:span text:style-name="_36_5">h</text:span><text:span text:style-name="_31_19">i</text:span><text:span text:style-name="_31_70">s</text:span><text:span text:style-name="_31_"> </text:span><text:span text:style-name="_31_25">f</text:span><text:span text:style-name="_32_15">i</text:span><text:span text:style-name="_37_4">n</text:span><text:span text:style-name="_31_35">a</text:span><text:span text:style-name="_32_16">l</text:span><text:span text:style-name="_31_"> </text:span><text:span text:style-name="_31_41">o</text:span><text:span text:style-name="_32_24">n</text:span><text:span text:style-name="_32_7">e</text:span><text:span text:style-name="_31_16">,</text:span><text:span text:style-name="_31_51"> </text:span><text:span text:style-name="_36_9">I</text:span><text:span text:style-name="_39_8">'</text:span><text:span text:style-name="_31_74">m</text:span><text:span text:style-name="_31_"> </text:span><text:span text:style-name="_31_28">g</text:span><text:span text:style-name="_31_70">o</text:span><text:span text:style-name="_32_4">i</text:span><text:span text:style-name="_39_9">n</text:span><text:span text:style-name="_31_76">g</text:span><text:span text:style-name="_31_"> </text:span><text:span text:style-name="_31_05">t</text:span><text:span text:style-name="_32_16">o</text:span><text:span text:style-name="_31_"> </text:span><text:span text:style-name="_31_47">t</text:span><text:span text:style-name="_32_10">r</text:span><text:span text:style-name="_37_2">y</text:span><text:span text:style-name="_37_6"> </text:span><text:span text:style-name="_31_71">t</text:span><text:span text:style-name="_37_2">o</text:span><text:span text:style-name="_37_6"> </text:span><text:span text:style-name="_32_24">m</text:span><text:span text:style-name="_35_0">a</text:span><text:span text:style-name="_31_35">k</text:span><text:span text:style-name="_32_00">e</text:span><text:span text:style-name="_31_"> </text:span><text:span text:style-name="_39_8">i</text:span><text:span text:style-name="_32_07">t</text:span><text:span text:style-name="_31_"> </text:span><text:span text:style-name="_31_40">a</text:span><text:span text:style-name="_31_51"> </text:span><text:span text:style-name="_34_1">l</text:span><text:span text:style-name="_39_6">i</text:span><text:span text:style-name="_31_85">t</text:span><text:span text:style-name="_33_6">t</text:span><text:span text:style-name="_31_40">l</text:span><text:span text:style-name="_31_74">e</text:span><text:span text:style-name="_31_"> </text:span><text:span text:style-name="_31_16">s</text:span><text:span text:style-name="_31_95">h</text:span><text:span text:style-name="_33_5">o</text:span><text:span text:style-name="_31_02">r</text:span><text:span text:style-name="_31_74">t</text:span><text:span text:style-name="_34_2">e</text:span><text:span text:style-name="_31_13">r</text:span><text:span text:style-name="_32_19">.</text:span><text:span text:style-name="_31_"> </text:span><text:span text:style-name="_31_01">I</text:span><text:span text:style-name="_31_51"> </text:span><text:span text:style-name="_37_5">k</text:span><text:span text:style-name="_31_14">n</text:span><text:span text:style-name="_32_25">o</text:span><text:span text:style-name="_35_1">w</text:span><text:span text:style-name="_37_6"> </text:span><text:span text:style-name="_31_74">s</text:span><text:span text:style-name="_37_2">o</text:span><text:span text:style-name="_31_17">m</text:span><text:span text:style-name="_32_04">e</text:span><text:span text:style-name="_31_"> </text:span><text:span text:style-name="_31_20">o</text:span><text:span text:style-name="_32_16">f</text:span><text:span text:style-name="_31_"> </text:span><text:span text:style-name="_31_26">y</text:span><text:span text:style-name="_31_79">o</text:span><text:span text:style-name="_33_5">u</text:span><text:span text:style-name="_37_6"> </text:span><text:span text:style-name="_31_94">a</text:span><text:span text:style-name="_32_0">r</text:span><text:span text:style-name="_31_04">e</text:span><text:span text:style-name="_31_51"> </text:span><text:span text:style-name="_34_2">a</text:span><text:span text:style-name="_31_50">n</text:span><text:span text:style-name="_31_71">t</text:span><text:span text:style-name="_34_4">s</text:span><text:span text:style-name="_31_44">y</text:span><text:span text:style-name="_31_51"> </text:span><text:span text:style-name="_32_3">t</text:span><text:span text:style-name="_31_19">o</text:span><text:span text:style-name="_31_51"> </text:span><text:span text:style-name="_32_7">g</text:span><text:span text:style-name="_31_40">e</text:span><text:span text:style-name="_31_76">t</text:span><text:span text:style-name="_31_"> </text:span><text:span text:style-name="_31_34">b</text:span><text:span text:style-name="_32_25">a</text:span><text:span text:style-name="_33_5">c</text:span><text:span text:style-name="_31_20">k</text:span><text:span text:style-name="_31_51"> </text:span><text:span text:style-name="_33_0">t</text:span><text:span text:style-name="_31_40">o</text:span><text:span text:style-name="_31_51"> </text:span><text:span text:style-name="_34_1">I</text:span><text:span text:style-name="_31_49">o</text:span><text:span text:style-name="_31_92">w</text:span><text:span text:style-name="_34_4">a</text:span><text:span text:style-name="_31_28">.</text:span><text:span text:style-name="_31_51"> </text:span><text:span text:style-name="_33_5">I</text:span><text:span text:style-name="_31_32">'</text:span><text:span text:style-name="_31_92">v</text:span><text:span text:style-name="_35_6">e</text:span><text:span text:style-name="_37_6"> </text:span><text:span text:style-name="_32_07">b</text:span><text:span text:style-name="_33_9">e</text:span><text:span text:style-name="_39_8">e</text:span><text:span text:style-name="_31_70">n</text:span><text:span text:style-name="_31_"> </text:span><text:span text:style-name="_31_47">t</text:span><text:span text:style-name="_31_85">h</text:span><text:span text:style-name="_36_0">e</text:span><text:span text:style-name="_31_29">r</text:span><text:span text:style-name="_31_88">e</text:span><text:span text:style-name="_32_0">.</text:span><text:span text:style-name="_37_6"> </text:span><text:span text:style-name="_31_86">I</text:span><text:span text:style-name="_32_1">'</text:span><text:span text:style-name="_31_04">l</text:span><text:span text:style-name="_31_88">l</text:span><text:span text:style-name="_31_"> </text:span><text:span text:style-name="_31_32">b</text:span><text:span text:style-name="_31_77">e</text:span><text:span text:style-name="_31_"> </text:span><text:span text:style-name="_31_32">s</text:span><text:span text:style-name="_32_10">h</text:span><text:span text:style-name="_32_7">a</text:span><text:span text:style-name="_31_34">k</text:span><text:span text:style-name="_32_09">i</text:span><text:span text:style-name="_34_1">n</text:span><text:span text:style-name="_31_31">g</text:span><text:span text:style-name="_31_51"> </text:span><text:span text:style-name="_35_4">h</text:span><text:span text:style-name="_31_47">a</text:span><text:span text:style-name="_32_18">n</text:span><text:span text:style-name="_35_3">d</text:span><text:span text:style-name="_31_04">s</text:span><text:span text:style-name="_31_51"> </text:span><text:span text:style-name="_35_4">a</text:span><text:span text:style-name="_31_49">f</text:span><text:span text:style-name="_32_07">t</text:span><text:span text:style-name="_33_8">e</text:span><text:span text:style-name="_31_04">r</text:span><text:span text:style-name="_32_25">w</text:span><text:span text:style-name="_37_4">a</text:span><text:span text:style-name="_31_10">r</text:span><text:span text:style-name="_32_18">d</text:span><text:span text:style-name="_34_1">s</text:span><text:span text:style-name="_37_6"> </text:span><text:span text:style-name="_32_04">i</text:span><text:span text:style-name="_35_4">f</text:span><text:span text:style-name="_37_6"> </text:span><text:span text:style-name="_32_04">y</text:span><text:span text:style-name="_32_0">o</text:span><text:span text:style-name="_31_46">u</text:span><text:span text:style-name="_31_51"> </text:span><text:span text:style-name="_36_8">w</text:span><text:span text:style-name="_31_41">a</text:span><text:span text:style-name="_32_16">n</text:span><text:span text:style-name="_33_6">t</text:span><text:span text:style-name="_37_6"> </text:span><text:span text:style-name="_31_76">s</text:span><text:span text:style-name="_33_0">o</text:span><text:span text:style-name="_31_25">m</text:span><text:span text:style-name="_31_74">e</text:span><text:span text:style-name="_31_"> </text:span><text:span text:style-name="_31_02">t</text:span><text:span text:style-name="_31_86">i</text:span><text:span text:style-name="_36_6">p</text:span><text:span text:style-name="_31_50">s</text:span><text:span text:style-name="_32_01">.</text:span></text:p>
      <text:p text:style-name="P1"><text:span text:style-name="_33_6">A</text:span><text:span text:style-name="_39_6">n</text:span><text:span text:style-name="_32_04">d</text:span><text:span text:style-name="_31_"> </text:span><text:span text:style-name="_31_40">I</text:span><text:span text:style-name="_31_51"> </text:span><text:span text:style-name="_35_4">u</text:span><text:span text:style-name="_31_43">n</text:span><text:span text:style-name="_31_74">d</text:span><text:span text:style-name="_32_1">e</text:span><text:span text:style-name="_31_17">r</text:span><text:span text:style-name="_32_22">s</text:span><text:span text:style-name="_35_7">t</text:span><text:span text:style-name="_31_14">a</text:span><text:span text:style-name="_32_18">n</text:span><text:span text:style-name="_37_1">d</text:span><text:span text:style-name="_37_6"> </text:span><text:span text:style-name="_31_88">t</text:span><text:span text:style-name="_36_9">h</text:span><text:span text:style-name="_31_49">a</text:span><text:span text:style-name="_32_21">t</text:span><text:span text:style-name="_31_"> </text:span><text:span text:style-name="_31_40">b</text:span><text:span text:style-name="_32_06">e</text:span><text:span text:style-name="_36_0">c</text:span><text:span text:style-name="_31_04">a</text:span><text:span text:style-name="_31_77">u</text:span><text:span text:style-name="_32_6">s</text:span><text:span text:style-name="_31_40">e</text:span><text:span text:style-name="_31_51"> </text:span><text:span text:style-name="_36_8">i</text:span><text:span text:style-name="_31_50">t</text:span><text:span text:style-name="_32_16">'</text:span><text:span text:style-name="_35_1">s</text:span><text:span text:style-name="_37_6"> </text:span><text:span text:style-name="_31_74">a</text:span><text:span text:style-name="_36_5">n</text:span><text:span text:style-name="_37_6"> </text:span><text:span text:style-name="_32_09">e</text:span><text:span text:style-name="_35_1">l</text:span><text:span text:style-name="_31_34">e</text:span><text:span text:style-name="_31_73">c</text:span><text:span text:style-name="_33_9">t</text:span><text:span text:style-name="_31_43">i</text:span><text:span text:style-name="_32_16">o</text:span><text:span text:style-name="_35_0">n</text:span><text:span text:style-name="_37_6"> </text:span><text:span text:style-name="_32_25">s</text:span><text:span text:style-name="_34_4">e</text:span><text:span text:style-name="_31_41">a</text:span><text:span text:style-name="_31_85">s</text:span><text:span text:style-name="_33_9">o</text:span><text:span text:style-name="_31_16">n</text:span><text:span text:style-name="_31_71">,</text:span><text:span text:style-name="_31_"> </text:span><text:span text:style-name="_31_04">e</text:span><text:span text:style-name="_31_94">x</text:span><text:span text:style-name="_34_5">p</text:span><text:span text:style-name="_31_35">e</text:span><text:span text:style-name="_31_77">c</text:span><text:span text:style-name="_37_5">t</text:span><text:span text:style-name="_31_01">a</text:span><text:span text:style-name="_31_95">t</text:span><text:span text:style-name="_33_5">i</text:span><text:span text:style-name="_31_32">o</text:span><text:span text:style-name="_32_25">n</text:span><text:span text:style-name="_34_2">s</text:span><text:span text:style-name="_37_6"> </text:span><text:span text:style-name="_32_18">f</text:span><text:span text:style-name="_34_5">o</text:span><text:span text:style-name="_31_29">r</text:span><text:span text:style-name="_31_51"> </text:span><text:span text:style-name="_35_1">w</text:span><text:span text:style-name="_31_46">h</text:span><text:span text:style-name="_31_89">a</text:span><text:span text:style-name="_32_7">t</text:span><text:span text:style-name="_37_6"> </text:span><text:span text:style-name="_32_25">w</text:span><text:span text:style-name="_35_1">e</text:span><text:span text:style-name="_37_6"> </text:span><text:span text:style-name="_31_76">w</text:span><text:span text:style-name="_33_9">i</text:span><text:span text:style-name="_31_50">l</text:span><text:span text:style-name="_32_03">l</text:span><text:span text:style-name="_31_"> </text:span><text:span text:style-name="_31_31">a</text:span><text:span text:style-name="_31_79">c</text:span><text:span text:style-name="_32_3">h</text:span><text:span text:style-name="_31_28">i</text:span><text:span text:style-name="_32_15">e</text:span><text:span text:style-name="_37_4">v</text:span><text:span text:style-name="_39_9">e</text:span><text:span text:style-name="_31_51"> </text:span><text:span text:style-name="_33_6">t</text:span><text:span text:style-name="_31_35">h</text:span><text:span text:style-name="_32_10">i</text:span><text:span text:style-name="_35_4">s</text:span><text:span text:style-name="_37_6"> </text:span><text:span text:style-name="_32_06">y</text:span><text:span text:style-name="_33_9">e</text:span><text:span text:style-name="_31_05">a</text:span><text:span text:style-name="_31_92">r</text:span><text:span text:style-name="_31_"> </text:span><text:span text:style-name="_31_40">a</text:span><text:span text:style-name="_31_70">r</text:span><text:span text:style-name="_37_5">e</text:span><text:span text:style-name="_37_6"> </text:span><text:span text:style-name="_32_03">l</text:span><text:span text:style-name="_32_7">o</text:span><text:span text:style-name="_39_8">w</text:span><text:span text:style-name="_32_18">.</text:span><text:span text:style-name="_31_"> </text:span><text:span text:style-name="_31_44">B</text:span><text:span text:style-name="_32_19">u</text:span><text:span text:style-name="_33_8">t</text:span><text:span text:style-name="_31_35">,</text:span><text:span text:style-name="_31_51"> </text:span><text:span text:style-name="_36_6">M</text:span><text:span text:style-name="_31_17">r</text:span><text:span text:style-name="_32_15">.</text:span><text:span text:style-name="_31_"> </text:span><text:span text:style-name="_31_28">S</text:span><text:span text:style-name="_32_18">p</text:span><text:span text:style-name="_34_4">e</text:span><text:span text:style-name="_31_04">a</text:span><text:span text:style-name="_31_79">k</text:span><text:span text:style-name="_33_5">e</text:span><text:span text:style-name="_31_35">r</text:span><text:span text:style-name="_32_01">,</text:span><text:span text:style-name="_31_"> </text:span><text:span text:style-name="_39_8">I</text:span><text:span text:style-name="_31_51"> </text:span><text:span text:style-name="_32_7">a</text:span><text:span text:style-name="_31_14">p</text:span><text:span text:style-name="_32_10">p</text:span><text:span text:style-name="_37_2">r</text:span><text:span text:style-name="_31_44">e</text:span><text:span text:style-name="_31_79">c</text:span><text:span text:style-name="_32_6">i</text:span><text:span text:style-name="_31_13">a</text:span><text:span text:style-name="_32_19">t</text:span><text:span text:style-name="_36_0">e</text:span><text:span text:style-name="_37_6"> </text:span><text:span text:style-name="_32_21">t</text:span><text:span text:style-name="_34_2">h</text:span><text:span text:style-name="_31_19">e</text:span><text:span text:style-name="_31_51"> </text:span><text:span text:style-name="_33_6">c</text:span><text:span text:style-name="_31_47">o</text:span><text:span text:style-name="_32_00">n</text:span><text:span text:style-name="_35_0">s</text:span><text:span text:style-name="_31_25">t</text:span><text:span text:style-name="_32_25">r</text:span><text:span text:style-name="_33_9">u</text:span><text:span text:style-name="_31_20">c</text:span><text:span text:style-name="_31_89">t</text:span><text:span text:style-name="_35_4">i</text:span><text:span text:style-name="_31_41">v</text:span><text:span text:style-name="_31_86">e</text:span><text:span text:style-name="_31_"> </text:span><text:span text:style-name="_31_01">a</text:span><text:span text:style-name="_32_25">p</text:span><text:span text:style-name="_36_5">p</text:span><text:span text:style-name="_31_16">r</text:span><text:span text:style-name="_31_94">o</text:span><text:span text:style-name="_33_5">a</text:span><text:span text:style-name="_31_19">c</text:span><text:span text:style-name="_32_04">h</text:span><text:span text:style-name="_31_"> </text:span><text:span text:style-name="_31_01">t</text:span><text:span text:style-name="_31_88">h</text:span><text:span text:style-name="_36_5">a</text:span><text:span text:style-name="_31_44">t</text:span><text:span text:style-name="_31_51"> </text:span><text:span text:style-name="_33_8">y</text:span><text:span text:style-name="_31_46">o</text:span><text:span text:style-name="_32_18">u</text:span><text:span text:style-name="_31_"> </text:span><text:span text:style-name="_39_9">a</text:span><text:span text:style-name="_31_88">n</text:span><text:span text:style-name="_32_4">d</text:span><text:span text:style-name="_37_6"> </text:span><text:span text:style-name="_32_19">t</text:span><text:span text:style-name="_32_3">h</text:span><text:span text:style-name="_31_05">e</text:span><text:span text:style-name="_31_51"> </text:span><text:span text:style-name="_36_5">o</text:span><text:span text:style-name="_31_05">t</text:span><text:span text:style-name="_31_79">h</text:span><text:span text:style-name="_37_1">e</text:span><text:span text:style-name="_31_26">r</text:span><text:span text:style-name="_31_51"> </text:span><text:span text:style-name="_37_1">l</text:span><text:span text:style-name="_31_29">e</text:span><text:span text:style-name="_32_16">a</text:span><text:span text:style-name="_35_3">d</text:span><text:span text:style-name="_31_47">e</text:span><text:span text:style-name="_32_19">r</text:span><text:span text:style-name="_37_4">s</text:span><text:span text:style-name="_37_6"> </text:span><text:span text:style-name="_31_76">t</text:span><text:span text:style-name="_36_5">o</text:span><text:span text:style-name="_31_02">o</text:span><text:span text:style-name="_32_16">k</text:span><text:span text:style-name="_31_"> </text:span><text:span text:style-name="_31_10">a</text:span><text:span text:style-name="_32_10">t</text:span><text:span text:style-name="_31_"> </text:span><text:span text:style-name="_31_05">t</text:span><text:span text:style-name="_32_15">h</text:span><text:span text:style-name="_32_1">e</text:span><text:span text:style-name="_37_6"> </text:span><text:span text:style-name="_31_73">e</text:span><text:span text:style-name="_32_7">n</text:span><text:span text:style-name="_31_35">d</text:span><text:span text:style-name="_31_51"> </text:span><text:span text:style-name="_37_1">o</text:span><text:span text:style-name="_39_9">f</text:span><text:span text:style-name="_31_51"> </text:span><text:span text:style-name="_32_6">l</text:span><text:span text:style-name="_31_47">a</text:span><text:span text:style-name="_32_16">s</text:span><text:span text:style-name="_35_4">t</text:span><text:span text:style-name="_37_6"> </text:span><text:span text:style-name="_31_94">y</text:span><text:span text:style-name="_36_8">e</text:span><text:span text:style-name="_31_13">a</text:span><text:span text:style-name="_32_22">r</text:span><text:span text:style-name="_31_"> </text:span><text:span text:style-name="_31_04">t</text:span><text:span text:style-name="_32_15">o</text:span><text:span text:style-name="_31_"> </text:span><text:span text:style-name="_31_32">p</text:span><text:span text:style-name="_32_07">a</text:span><text:span text:style-name="_36_6">s</text:span><text:span text:style-name="_31_28">s</text:span><text:span text:style-name="_31_51"> </text:span><text:span text:style-name="_36_8">a</text:span><text:span text:style-name="_37_6"> </text:span><text:span text:style-name="_32_10">b</text:span><text:span text:style-name="_35_0">u</text:span><text:span text:style-name="_31_19">d</text:span><text:span text:style-name="_32_22">g</text:span><text:span text:style-name="_34_5">e</text:span><text:span text:style-name="_31_31">t</text:span><text:span text:style-name="_31_51"> </text:span><text:span text:style-name="_35_3">a</text:span><text:span text:style-name="_39_9">n</text:span><text:span text:style-name="_32_10">d</text:span><text:span text:style-name="_31_"> </text:span><text:span text:style-name="_31_31">m</text:span><text:span text:style-name="_32_21">a</text:span><text:span text:style-name="_36_5">k</text:span><text:span text:style-name="_31_50">e</text:span><text:span text:style-name="_31_51"> </text:span><text:span text:style-name="_34_5">t</text:span><text:span text:style-name="_39_9">a</text:span><text:span text:style-name="_31_71">x</text:span><text:span text:style-name="_31_"> </text:span><text:span text:style-name="_31_16">c</text:span><text:span text:style-name="_32_24">u</text:span><text:span text:style-name="_35_1">t</text:span><text:span text:style-name="_31_40">s</text:span><text:span text:style-name="_31_51"> </text:span><text:span text:style-name="_32_4">p</text:span><text:span text:style-name="_31_47">e</text:span><text:span text:style-name="_32_10">r</text:span><text:span text:style-name="_35_3">m</text:span><text:span text:style-name="_31_40">a</text:span><text:span text:style-name="_31_88">n</text:span><text:span text:style-name="_36_9">e</text:span><text:span text:style-name="_39_8">n</text:span><text:span text:style-name="_32_24">t</text:span><text:span text:style-name="_31_"> </text:span><text:span text:style-name="_31_26">f</text:span><text:span text:style-name="_32_25">o</text:span><text:span text:style-name="_34_1">r</text:span><text:span text:style-name="_37_6"> </text:span><text:span text:style-name="_32_00">w</text:span><text:span text:style-name="_36_0">o</text:span><text:span text:style-name="_39_9">r</text:span><text:span text:style-name="_31_95">k</text:span><text:span text:style-name="_32_9">i</text:span><text:span text:style-name="_31_40">n</text:span><text:span text:style-name="_31_76">g</text:span><text:span text:style-name="_31_"> </text:span><text:span text:style-name="_31_13">f</text:span><text:span text:style-name="_31_77">a</text:span><text:span text:style-name="_34_5">m</text:span><text:span text:style-name="_31_32">i</text:span><text:span text:style-name="_32_21">l</text:span><text:span text:style-name="_36_6">i</text:span><text:span text:style-name="_31_35">e</text:span><text:span text:style-name="_31_73">s</text:span><text:span text:style-name="_33_6">.</text:span><text:span text:style-name="_37_6"> </text:span><text:span text:style-name="_31_88">S</text:span><text:span text:style-name="_36_5">o</text:span><text:span text:style-name="_37_6"> </text:span><text:span text:style-name="_31_74">I</text:span><text:span text:style-name="_31_"> </text:span><text:span text:style-name="_31_43">h</text:span><text:span text:style-name="_31_73">o</text:span><text:span text:style-name="_35_1">p</text:span><text:span text:style-name="_39_9">e</text:span><text:span text:style-name="_31_51"> </text:span><text:span text:style-name="_36_5">w</text:span><text:span text:style-name="_31_47">e</text:span><text:span text:style-name="_31_51"> </text:span><text:span text:style-name="_32_1">c</text:span><text:span text:style-name="_31_17">a</text:span><text:span text:style-name="_31_91">n</text:span><text:span text:style-name="_31_"> </text:span><text:span text:style-name="_31_29">w</text:span><text:span text:style-name="_31_80">o</text:span><text:span text:style-name="_32_9">r</text:span><text:span text:style-name="_39_5">k</text:span><text:span text:style-name="_31_51"> </text:span><text:span text:style-name="_34_4">t</text:span><text:span text:style-name="_31_01">o</text:span><text:span text:style-name="_32_09">g</text:span><text:span text:style-name="_36_8">e</text:span><text:span text:style-name="_31_04">t</text:span><text:span text:style-name="_32_01">h</text:span><text:span text:style-name="_35_0">e</text:span><text:span text:style-name="_31_04">r</text:span><text:span text:style-name="_31_51"> </text:span><text:span text:style-name="_32_9">t</text:span><text:span text:style-name="_31_05">h</text:span><text:span text:style-name="_31_77">i</text:span><text:span text:style-name="_32_7">s</text:span><text:span text:style-name="_37_6"> </text:span><text:span text:style-name="_32_00">y</text:span><text:span text:style-name="_35_3">e</text:span><text:span text:style-name="_31_20">a</text:span><text:span text:style-name="_32_25">r</text:span><text:span text:style-name="_31_"> </text:span><text:span text:style-name="_31_14">o</text:span><text:span text:style-name="_31_77">n</text:span><text:span text:style-name="_31_"> </text:span><text:span text:style-name="_31_49">s</text:span><text:span text:style-name="_32_01">o</text:span><text:span text:style-name="_35_3">m</text:span><text:span text:style-name="_31_28">e</text:span><text:span text:style-name="_31_51"> </text:span><text:span text:style-name="_37_4">b</text:span><text:span text:style-name="_31_25">i</text:span><text:span text:style-name="_31_70">p</text:span><text:span text:style-name="_32_7">a</text:span><text:span text:style-name="_31_35">r</text:span><text:span text:style-name="_31_71">t</text:span><text:span text:style-name="_33_0">i</text:span><text:span text:style-name="_31_13">s</text:span><text:span text:style-name="_31_94">a</text:span><text:span text:style-name="_36_5">n</text:span><text:span text:style-name="_37_6"> </text:span><text:span text:style-name="_31_73">p</text:span><text:span text:style-name="_34_1">r</text:span><text:span text:style-name="_31_34">i</text:span><text:span text:style-name="_31_71">o</text:span><text:span text:style-name="_32_4">r</text:span><text:span text:style-name="_31_17">i</text:span><text:span text:style-name="_31_91">t</text:span><text:span text:style-name="_36_6">i</text:span><text:span text:style-name="_31_13">e</text:span><text:span text:style-name="_31_76">s</text:span><text:span text:style-name="_31_"> </text:span><text:span text:style-name="_39_6">l</text:span><text:span text:style-name="_32_16">i</text:span><text:span text:style-name="_36_9">k</text:span><text:span text:style-name="_31_02">e</text:span><text:span text:style-name="_31_51"> </text:span><text:span text:style-name="_37_1">c</text:span><text:span text:style-name="_31_44">r</text:span><text:span text:style-name="_32_24">i</text:span><text:span text:style-name="_33_5">m</text:span><text:span text:style-name="_31_02">i</text:span><text:span text:style-name="_32_25">n</text:span><text:span text:style-name="_33_6">a</text:span><text:span text:style-name="_31_49">l</text:span><text:span text:style-name="_31_51"> </text:span><text:span text:style-name="_34_4">j</text:span><text:span text:style-name="_31_34">u</text:span><text:span text:style-name="_32_24">s</text:span><text:span text:style-name="_36_6">t</text:span><text:span text:style-name="_31_29">i</text:span><text:span text:style-name="_32_18">c</text:span><text:span text:style-name="_32_6">e</text:span><text:span text:style-name="_37_6"> </text:span><text:span text:style-name="_31_79">r</text:span><text:span text:style-name="_33_0">e</text:span><text:span text:style-name="_31_17">f</text:span><text:span text:style-name="_32_10">o</text:span><text:span text:style-name="_35_9">r</text:span><text:span text:style-name="_31_14">m</text:span><text:span text:style-name="_31_51"> </text:span><text:span text:style-name="_32_4">a</text:span><text:span text:style-name="_39_8">n</text:span><text:span text:style-name="_31_79">d</text:span><text:span text:style-name="_31_"> </text:span><text:span text:style-name="_31_05">h</text:span><text:span text:style-name="_32_07">e</text:span><text:span text:style-name="_35_7">l</text:span><text:span text:style-name="_31_20">p</text:span><text:span text:style-name="_31_77">i</text:span><text:span text:style-name="_37_2">n</text:span><text:span text:style-name="_31_11">g</text:span><text:span text:style-name="_31_51"> </text:span><text:span text:style-name="_37_1">p</text:span><text:span text:style-name="_31_50">e</text:span><text:span text:style-name="_32_09">o</text:span><text:span text:style-name="_32_3">p</text:span><text:span text:style-name="_31_35">l</text:span><text:span text:style-name="_32_24">e</text:span><text:span text:style-name="_31_"> </text:span><text:span text:style-name="_39_9">w</text:span><text:span text:style-name="_31_73">h</text:span><text:span text:style-name="_35_3">o</text:span><text:span text:style-name="_37_6"> </text:span><text:span text:style-name="_31_76">a</text:span><text:span text:style-name="_32_7">r</text:span><text:span text:style-name="_31_05">e</text:span><text:span text:style-name="_31_51"> </text:span><text:span text:style-name="_36_5">b</text:span><text:span text:style-name="_31_50">a</text:span><text:span text:style-name="_32_07">t</text:span><text:span text:style-name="_35_9">t</text:span><text:span text:style-name="_31_17">l</text:span><text:span text:style-name="_31_79">i</text:span><text:span text:style-name="_32_0">n</text:span><text:span text:style-name="_31_29">g</text:span><text:span text:style-name="_31_51"> </text:span><text:span text:style-name="_32_3">p</text:span><text:span text:style-name="_31_29">r</text:span><text:span text:style-name="_32_06">e</text:span><text:span text:style-name="_35_3">s</text:span><text:span text:style-name="_31_17">c</text:span><text:span text:style-name="_31_94">r</text:span><text:span text:style-name="_32_9">i</text:span><text:span text:style-name="_31_01">p</text:span><text:span text:style-name="_31_89">t</text:span><text:span text:style-name="_35_9">i</text:span><text:span text:style-name="_31_32">o</text:span><text:span text:style-name="_31_74">n</text:span><text:span text:style-name="_31_"> </text:span><text:span text:style-name="_31_43">d</text:span><text:span text:style-name="_31_80">r</text:span><text:span text:style-name="_35_7">u</text:span><text:span text:style-name="_31_41">g</text:span><text:span text:style-name="_31_51"> </text:span><text:span text:style-name="_36_5">a</text:span><text:span text:style-name="_31_40">b</text:span><text:span text:style-name="_32_16">u</text:span><text:span text:style-name="_32_0">s</text:span><text:span text:style-name="_31_19">e</text:span><text:span text:style-name="_31_51"> </text:span><text:span text:style-name="_32_0">a</text:span><text:span text:style-name="_31_47">n</text:span><text:span text:style-name="_32_25">d</text:span><text:span text:style-name="_31_"> </text:span><text:span text:style-name="_39_5">h</text:span><text:span text:style-name="_31_91">e</text:span><text:span text:style-name="_32_1">r</text:span><text:span text:style-name="_31_19">o</text:span><text:span text:style-name="_32_21">i</text:span><text:span text:style-name="_33_5">n</text:span><text:span text:style-name="_37_6"> </text:span><text:span text:style-name="_31_86">a</text:span><text:span text:style-name="_35_3">b</text:span><text:span text:style-name="_31_32">u</text:span><text:span text:style-name="_32_15">s</text:span><text:span text:style-name="_35_7">e</text:span><text:span text:style-name="_31_47">.</text:span><text:span text:style-name="_31_51"> </text:span><text:span text:style-name="_35_6">S</text:span><text:span text:style-name="_31_05">o</text:span><text:span text:style-name="_32_22">,</text:span><text:span text:style-name="_31_"> </text:span><text:span text:style-name="_31_02">w</text:span><text:span text:style-name="_32_19">h</text:span><text:span text:style-name="_35_7">o</text:span><text:span text:style-name="_37_6"> </text:span><text:span text:style-name="_32_09">k</text:span><text:span text:style-name="_34_4">n</text:span><text:span text:style-name="_31_05">o</text:span><text:span text:style-name="_32_04">w</text:span><text:span text:style-name="_33_9">s</text:span><text:span text:style-name="_31_34">,</text:span><text:span text:style-name="_31_51"> </text:span><text:span text:style-name="_33_0">w</text:span><text:span text:style-name="_39_8">e</text:span><text:span text:style-name="_31_51"> </text:span><text:span text:style-name="_33_6">m</text:span><text:span text:style-name="_39_9">i</text:span><text:span text:style-name="_31_70">g</text:span><text:span text:style-name="_36_5">h</text:span><text:span text:style-name="_31_35">t</text:span><text:span text:style-name="_31_51"> </text:span><text:span text:style-name="_34_2">s</text:span><text:span text:style-name="_31_28">u</text:span><text:span text:style-name="_31_74">r</text:span><text:span text:style-name="_33_6">p</text:span><text:span text:style-name="_31_26">r</text:span><text:span text:style-name="_31_70">i</text:span><text:span text:style-name="_35_3">s</text:span><text:span text:style-name="_31_35">e</text:span><text:span text:style-name="_31_51"> </text:span><text:span text:style-name="_37_5">t</text:span><text:span text:style-name="_31_41">h</text:span><text:span text:style-name="_31_89">e</text:span><text:span text:style-name="_31_"> </text:span><text:span text:style-name="_31_28">c</text:span><text:span text:style-name="_31_85">y</text:span><text:span text:style-name="_36_0">n</text:span><text:span text:style-name="_31_17">i</text:span><text:span text:style-name="_31_86">c</text:span><text:span text:style-name="_36_6">s</text:span><text:span text:style-name="_37_6"> </text:span><text:span text:style-name="_32_22">a</text:span><text:span text:style-name="_35_3">g</text:span><text:span text:style-name="_31_16">a</text:span><text:span text:style-name="_32_19">i</text:span><text:span text:style-name="_32_1">n</text:span><text:span text:style-name="_31_34">.</text:span></text:p>
      <text:p text:style-name="P1"><text:span text:style-name="_37_5">B</text:span><text:span text:style-name="_31_02">u</text:span><text:span text:style-name="_31_77">t</text:span><text:span text:style-name="_31_"> </text:span><text:span text:style-name="_31_28">t</text:span><text:span text:style-name="_32_25">o</text:span><text:span text:style-name="_32_0">n</text:span><text:span text:style-name="_31_16">i</text:span><text:span text:style-name="_31_71">g</text:span><text:span text:style-name="_37_2">h</text:span><text:span text:style-name="_39_6">t</text:span><text:span text:style-name="_31_73">,</text:span><text:span text:style-name="_31_"> </text:span><text:span text:style-name="_31_02">I</text:span><text:span text:style-name="_31_51"> </text:span><text:span text:style-name="_37_1">w</text:span><text:span text:style-name="_31_50">a</text:span><text:span text:style-name="_31_76">n</text:span><text:span text:style-name="_32_0">t</text:span><text:span text:style-name="_37_6"> </text:span><text:span text:style-name="_32_22">t</text:span><text:span text:style-name="_35_3">o</text:span><text:span text:style-name="_37_6"> </text:span><text:span text:style-name="_31_76">g</text:span><text:span text:style-name="_37_2">o</text:span><text:span text:style-name="_37_6"> </text:span><text:span text:style-name="_31_80">e</text:span><text:span text:style-name="_34_5">a</text:span><text:span text:style-name="_31_28">s</text:span><text:span text:style-name="_31_91">y</text:span><text:span text:style-name="_31_"> </text:span><text:span text:style-name="_31_25">o</text:span><text:span text:style-name="_31_88">n</text:span><text:span text:style-name="_31_"> </text:span><text:span text:style-name="_31_04">t</text:span><text:span text:style-name="_31_80">h</text:span><text:span text:style-name="_32_4">e</text:span><text:span text:style-name="_37_6"> </text:span><text:span text:style-name="_32_19">t</text:span><text:span text:style-name="_34_1">r</text:span><text:span text:style-name="_39_5">a</text:span><text:span text:style-name="_31_76">d</text:span><text:span text:style-name="_34_4">i</text:span><text:span text:style-name="_31_46">t</text:span><text:span text:style-name="_32_06">i</text:span><text:span text:style-name="_33_6">o</text:span><text:span text:style-name="_31_13">n</text:span><text:span text:style-name="_32_22">a</text:span><text:span text:style-name="_35_9">l</text:span><text:span text:style-name="_37_6"> </text:span><text:span text:style-name="_31_91">l</text:span><text:span text:style-name="_36_5">i</text:span><text:span text:style-name="_31_49">s</text:span><text:span text:style-name="_32_07">t</text:span><text:span text:style-name="_31_"> </text:span><text:span text:style-name="_31_05">o</text:span><text:span text:style-name="_32_06">f</text:span><text:span text:style-name="_31_"> </text:span><text:span text:style-name="_31_40">p</text:span><text:span text:style-name="_31_91">r</text:span><text:span text:style-name="_33_5">o</text:span><text:span text:style-name="_31_05">p</text:span><text:span text:style-name="_31_74">o</text:span><text:span text:style-name="_32_1">s</text:span><text:span text:style-name="_31_14">a</text:span><text:span text:style-name="_31_70">l</text:span><text:span text:style-name="_32_6">s</text:span><text:span text:style-name="_37_6"> </text:span><text:span text:style-name="_31_77">f</text:span><text:span text:style-name="_35_9">o</text:span><text:span text:style-name="_31_02">r</text:span><text:span text:style-name="_31_51"> </text:span><text:span text:style-name="_33_9">t</text:span><text:span text:style-name="_31_35">h</text:span><text:span text:style-name="_31_71">e</text:span><text:span text:style-name="_31_"> </text:span><text:span text:style-name="_31_50">y</text:span><text:span text:style-name="_31_76">e</text:span><text:span text:style-name="_34_5">a</text:span><text:span text:style-name="_31_14">r</text:span><text:span text:style-name="_31_51"> </text:span><text:span text:style-name="_34_5">a</text:span><text:span text:style-name="_31_04">h</text:span><text:span text:style-name="_31_77">e</text:span><text:span text:style-name="_32_0">a</text:span><text:span text:style-name="_31_26">d</text:span><text:span text:style-name="_32_06">.</text:span><text:span text:style-name="_31_"> </text:span><text:span text:style-name="_31_43">D</text:span><text:span text:style-name="_31_70">o</text:span><text:span text:style-name="_35_7">n</text:span><text:span text:style-name="_31_47">'</text:span><text:span text:style-name="_31_85">t</text:span><text:span text:style-name="_31_"> </text:span><text:span text:style-name="_31_44">w</text:span><text:span text:style-name="_31_70">o</text:span><text:span text:style-name="_35_3">r</text:span><text:span text:style-name="_39_5">r</text:span><text:span text:style-name="_32_00">y</text:span><text:span text:style-name="_37_1">,</text:span><text:span text:style-name="_37_6"> </text:span><text:span text:style-name="_32_01">I</text:span><text:span text:style-name="_36_8">'</text:span><text:span text:style-name="_39_6">v</text:span><text:span text:style-name="_31_76">e</text:span><text:span text:style-name="_31_"> </text:span><text:span text:style-name="_31_04">g</text:span><text:span text:style-name="_32_07">o</text:span><text:span text:style-name="_34_2">t</text:span><text:span text:style-name="_37_6"> </text:span><text:span text:style-name="_32_00">p</text:span><text:span text:style-name="_33_5">l</text:span><text:span text:style-name="_31_14">e</text:span><text:span text:style-name="_32_22">n</text:span><text:span text:style-name="_34_2">t</text:span><text:span text:style-name="_31_01">y</text:span><text:span text:style-name="_31_95">,</text:span><text:span text:style-name="_31_"> </text:span><text:span text:style-name="_39_9">f</text:span><text:span text:style-name="_31_91">r</text:span><text:span text:style-name="_32_0">o</text:span><text:span text:style-name="_31_25">m</text:span><text:span text:style-name="_31_51"> </text:span><text:span text:style-name="_32_0">h</text:span><text:span text:style-name="_31_43">e</text:span><text:span text:style-name="_31_74">l</text:span><text:span text:style-name="_35_3">p</text:span><text:span text:style-name="_31_35">i</text:span><text:span text:style-name="_32_18">n</text:span><text:span text:style-name="_32_1">g</text:span><text:span text:style-name="_37_6"> </text:span><text:span text:style-name="_31_74">s</text:span><text:span text:style-name="_32_0">t</text:span><text:span text:style-name="_31_05">u</text:span><text:span text:style-name="_31_80">d</text:span><text:span text:style-name="_33_5">e</text:span><text:span text:style-name="_31_49">n</text:span><text:span text:style-name="_32_19">t</text:span><text:span text:style-name="_35_4">s</text:span><text:span text:style-name="_37_6"> </text:span><text:span text:style-name="_31_71">l</text:span><text:span text:style-name="_35_4">e</text:span><text:span text:style-name="_31_35">a</text:span><text:span text:style-name="_31_92">r</text:span><text:span text:style-name="_32_3">n</text:span><text:span text:style-name="_37_6"> </text:span><text:span text:style-name="_32_07">t</text:span><text:span text:style-name="_34_4">o</text:span><text:span text:style-name="_37_6"> </text:span><text:span text:style-name="_32_10">w</text:span><text:span text:style-name="_37_2">r</text:span><text:span text:style-name="_39_5">i</text:span><text:span text:style-name="_31_74">t</text:span><text:span text:style-name="_32_7">e</text:span><text:span text:style-name="_37_6"> </text:span><text:span text:style-name="_31_88">c</text:span><text:span text:style-name="_36_8">o</text:span><text:span text:style-name="_31_02">m</text:span><text:span text:style-name="_32_15">p</text:span><text:span text:style-name="_34_4">u</text:span><text:span text:style-name="_39_8">t</text:span><text:span text:style-name="_32_18">e</text:span><text:span text:style-name="_33_8">r</text:span><text:span text:style-name="_37_6"> </text:span><text:span text:style-name="_32_04">c</text:span><text:span text:style-name="_36_8">o</text:span><text:span text:style-name="_31_46">d</text:span><text:span text:style-name="_31_71">e</text:span><text:span text:style-name="_31_"> </text:span><text:span text:style-name="_31_46">t</text:span><text:span text:style-name="_31_80">o</text:span><text:span text:style-name="_31_"> </text:span><text:span text:style-name="_31_35">p</text:span><text:span text:style-name="_32_09">e</text:span><text:span text:style-name="_32_4">r</text:span><text:span text:style-name="_39_5">s</text:span><text:span text:style-name="_31_95">o</text:span><text:span text:style-name="_32_4">n</text:span><text:span text:style-name="_31_10">a</text:span><text:span text:style-name="_32_07">l</text:span><text:span text:style-name="_35_3">i</text:span><text:span text:style-name="_31_44">z</text:span><text:span text:style-name="_32_09">i</text:span><text:span text:style-name="_35_7">n</text:span><text:span text:style-name="_31_19">g</text:span><text:span text:style-name="_31_51"> </text:span><text:span text:style-name="_37_5">m</text:span><text:span text:style-name="_39_6">e</text:span><text:span text:style-name="_32_09">d</text:span><text:span text:style-name="_37_5">i</text:span><text:span text:style-name="_31_19">c</text:span><text:span text:style-name="_31_80">a</text:span><text:span text:style-name="_35_0">l</text:span><text:span text:style-name="_37_6"> </text:span><text:span text:style-name="_31_94">t</text:span><text:span text:style-name="_35_0">r</text:span><text:span text:style-name="_31_43">e</text:span><text:span text:style-name="_31_76">a</text:span><text:span text:style-name="_36_0">t</text:span><text:span text:style-name="_31_26">m</text:span><text:span text:style-name="_32_25">e</text:span><text:span text:style-name="_35_6">n</text:span><text:span text:style-name="_31_50">t</text:span><text:span text:style-name="_32_00">s</text:span><text:span text:style-name="_31_"> </text:span><text:span text:style-name="_39_5">f</text:span><text:span text:style-name="_31_77">o</text:span><text:span text:style-name="_33_9">r</text:span><text:span text:style-name="_37_6"> </text:span><text:span text:style-name="_31_86">p</text:span><text:span text:style-name="_34_1">a</text:span><text:span text:style-name="_31_32">t</text:span><text:span text:style-name="_31_94">i</text:span><text:span text:style-name="_37_1">e</text:span><text:span text:style-name="_31_46">n</text:span><text:span text:style-name="_31_95">t</text:span><text:span text:style-name="_34_5">s</text:span><text:span text:style-name="_31_13">.</text:span><text:span text:style-name="_31_51"> </text:span><text:span text:style-name="_34_1">A</text:span><text:span text:style-name="_31_32">n</text:span><text:span text:style-name="_32_22">d</text:span><text:span text:style-name="_31_"> </text:span><text:span text:style-name="_31_20">I</text:span><text:span text:style-name="_31_51"> </text:span><text:span text:style-name="_33_8">w</text:span><text:span text:style-name="_31_40">i</text:span><text:span text:style-name="_31_91">l</text:span><text:span text:style-name="_32_7">l</text:span><text:span text:style-name="_37_6"> </text:span><text:span text:style-name="_32_01">k</text:span><text:span text:style-name="_32_9">e</text:span><text:span text:style-name="_31_25">e</text:span><text:span text:style-name="_31_74">p</text:span><text:span text:style-name="_31_"> </text:span><text:span text:style-name="_31_25">p</text:span><text:span text:style-name="_31_70">u</text:span><text:span text:style-name="_37_4">s</text:span><text:span text:style-name="_39_9">h</text:span><text:span text:style-name="_32_24">i</text:span><text:span text:style-name="_32_6">n</text:span><text:span text:style-name="_31_41">g</text:span><text:span text:style-name="_31_51"> </text:span><text:span text:style-name="_33_9">f</text:span><text:span text:style-name="_31_35">o</text:span><text:span text:style-name="_32_21">r</text:span><text:span text:style-name="_31_"> </text:span><text:span text:style-name="_31_44">p</text:span><text:span text:style-name="_32_03">r</text:span><text:span text:style-name="_33_9">o</text:span><text:span text:style-name="_31_05">g</text:span><text:span text:style-name="_32_09">r</text:span><text:span text:style-name="_32_7">e</text:span><text:span text:style-name="_31_04">s</text:span><text:span text:style-name="_32_18">s</text:span><text:span text:style-name="_31_"> </text:span><text:span text:style-name="_39_8">o</text:span><text:span text:style-name="_32_16">n</text:span><text:span text:style-name="_31_"> </text:span><text:span text:style-name="_31_25">t</text:span><text:span text:style-name="_31_86">h</text:span><text:span text:style-name="_36_0">e</text:span><text:span text:style-name="_37_6"> </text:span><text:span text:style-name="_32_19">w</text:span><text:span text:style-name="_33_8">o</text:span><text:span text:style-name="_31_05">r</text:span><text:span text:style-name="_32_25">k</text:span><text:span text:style-name="_31_"> </text:span><text:span text:style-name="_31_26">t</text:span><text:span text:style-name="_31_91">h</text:span><text:span text:style-name="_34_4">a</text:span><text:span text:style-name="_31_20">t</text:span><text:span text:style-name="_31_51"> </text:span><text:span text:style-name="_33_0">I</text:span><text:span text:style-name="_37_6"> </text:span><text:span text:style-name="_32_10">b</text:span><text:span text:style-name="_32_6">e</text:span><text:span text:style-name="_31_16">l</text:span><text:span text:style-name="_32_03">i</text:span><text:span text:style-name="_35_4">e</text:span><text:span text:style-name="_31_47">v</text:span><text:span text:style-name="_32_25">e</text:span><text:span text:style-name="_31_"> </text:span><text:span text:style-name="_31_50">s</text:span><text:span text:style-name="_31_76">t</text:span><text:span text:style-name="_37_4">i</text:span><text:span text:style-name="_31_49">l</text:span><text:span text:style-name="_31_92">l</text:span><text:span text:style-name="_31_"> </text:span><text:span text:style-name="_39_6">n</text:span><text:span text:style-name="_32_24">e</text:span><text:span text:style-name="_33_8">e</text:span><text:span text:style-name="_31_02">d</text:span><text:span text:style-name="_31_73">s</text:span><text:span text:style-name="_31_"> </text:span><text:span text:style-name="_39_6">t</text:span><text:span text:style-name="_32_18">o</text:span><text:span text:style-name="_31_"> </text:span><text:span text:style-name="_31_17">b</text:span><text:span text:style-name="_31_71">e</text:span><text:span text:style-name="_31_"> </text:span><text:span text:style-name="_39_8">d</text:span><text:span text:style-name="_32_24">o</text:span><text:span text:style-name="_35_7">n</text:span><text:span text:style-name="_31_35">e</text:span><text:span text:style-name="_32_07">.</text:span><text:span text:style-name="_31_"> </text:span><text:span text:style-name="_31_16">F</text:span><text:span text:style-name="_32_25">i</text:span><text:span text:style-name="_34_4">x</text:span><text:span text:style-name="_31_10">i</text:span><text:span text:style-name="_32_18">n</text:span><text:span text:style-name="_35_4">g</text:span><text:span text:style-name="_37_6"> </text:span><text:span text:style-name="_31_74">a</text:span><text:span text:style-name="_31_"> </text:span><text:span text:style-name="_31_46">b</text:span><text:span text:style-name="_32_00">r</text:span><text:span text:style-name="_33_9">o</text:span><text:span text:style-name="_31_40">k</text:span><text:span text:style-name="_31_80">e</text:span><text:span text:style-name="_32_3">n</text:span><text:span text:style-name="_37_6"> </text:span><text:span text:style-name="_31_79">i</text:span><text:span text:style-name="_37_4">m</text:span><text:span text:style-name="_31_16">m</text:span><text:span text:style-name="_31_89">i</text:span><text:span text:style-name="_37_4">g</text:span><text:span text:style-name="_31_25">r</text:span><text:span text:style-name="_31_94">a</text:span><text:span text:style-name="_36_0">t</text:span><text:span text:style-name="_39_5">i</text:span><text:span text:style-name="_31_91">o</text:span><text:span text:style-name="_33_8">n</text:span><text:span text:style-name="_37_6"> </text:span><text:span text:style-name="_32_10">s</text:span><text:span text:style-name="_36_5">y</text:span><text:span text:style-name="_31_32">s</text:span><text:span text:style-name="_31_77">t</text:span><text:span text:style-name="_32_9">e</text:span><text:span text:style-name="_31_14">m</text:span><text:span text:style-name="_31_94">.</text:span><text:span text:style-name="_31_"> </text:span><text:span text:style-name="_31_43">P</text:span><text:span text:style-name="_32_24">r</text:span><text:span text:style-name="_36_6">o</text:span><text:span text:style-name="_31_17">t</text:span><text:span text:style-name="_31_79">e</text:span><text:span text:style-name="_32_3">c</text:span><text:span text:style-name="_31_01">t</text:span><text:span text:style-name="_32_07">i</text:span><text:span text:style-name="_35_7">n</text:span><text:span text:style-name="_31_47">g</text:span><text:span text:style-name="_31_51"> </text:span><text:span text:style-name="_36_6">o</text:span><text:span text:style-name="_31_49">u</text:span><text:span text:style-name="_31_79">r</text:span><text:span text:style-name="_31_"> </text:span><text:span text:style-name="_31_19">k</text:span><text:span text:style-name="_32_15">i</text:span><text:span text:style-name="_35_4">d</text:span><text:span text:style-name="_31_17">s</text:span><text:span text:style-name="_31_51"> </text:span><text:span text:style-name="_32_6">f</text:span><text:span text:style-name="_31_11">r</text:span><text:span text:style-name="_32_18">o</text:span><text:span text:style-name="_33_9">m</text:span><text:span text:style-name="_37_6"> </text:span><text:span text:style-name="_31_80">g</text:span><text:span text:style-name="_33_5">u</text:span><text:span text:style-name="_31_20">n</text:span><text:span text:style-name="_31_51"> </text:span><text:span text:style-name="_32_3">v</text:span><text:span text:style-name="_31_28">i</text:span><text:span text:style-name="_31_74">o</text:span><text:span text:style-name="_36_0">l</text:span><text:span text:style-name="_31_13">e</text:span><text:span text:style-name="_31_86">n</text:span><text:span text:style-name="_37_2">c</text:span><text:span text:style-name="_31_26">e</text:span><text:span text:style-name="_31_86">.</text:span><text:span text:style-name="_31_"> </text:span><text:span text:style-name="_39_9">E</text:span><text:span text:style-name="_31_94">q</text:span><text:span text:style-name="_34_1">u</text:span><text:span text:style-name="_39_5">a</text:span><text:span text:style-name="_31_91">l</text:span><text:span text:style-name="_31_"> </text:span><text:span text:style-name="_31_47">p</text:span><text:span text:style-name="_32_16">a</text:span><text:span text:style-name="_36_5">y</text:span><text:span text:style-name="_37_6"> </text:span><text:span text:style-name="_31_94">f</text:span><text:span text:style-name="_37_5">o</text:span><text:span text:style-name="_31_34">r</text:span><text:span text:style-name="_31_51"> </text:span><text:span text:style-name="_32_6">e</text:span><text:span text:style-name="_31_46">q</text:span><text:span text:style-name="_31_74">u</text:span><text:span text:style-name="_33_9">a</text:span><text:span text:style-name="_31_13">l</text:span><text:span text:style-name="_31_51"> </text:span><text:span text:style-name="_36_5">w</text:span><text:span text:style-name="_31_41">o</text:span><text:span text:style-name="_31_71">r</text:span><text:span text:style-name="_34_1">k</text:span><text:span text:style-name="_39_5">.</text:span><text:span text:style-name="_31_51"> </text:span><text:span text:style-name="_32_9">P</text:span><text:span text:style-name="_31_13">a</text:span><text:span text:style-name="_31_95">i</text:span><text:span text:style-name="_32_1">d</text:span><text:span text:style-name="_37_6"> </text:span><text:span text:style-name="_31_74">l</text:span><text:span text:style-name="_37_4">e</text:span><text:span text:style-name="_31_40">a</text:span><text:span text:style-name="_31_91">v</text:span><text:span text:style-name="_32_4">e</text:span><text:span text:style-name="_39_6">.</text:span><text:span text:style-name="_31_51"> </text:span><text:span text:style-name="_31_"><text:s/></text:span><text:span text:style-name="_31_40">R</text:span><text:span text:style-name="_31_76">a</text:span><text:span text:style-name="_34_4">i</text:span><text:span text:style-name="_31_35">s</text:span><text:span text:style-name="_32_03">i</text:span><text:span text:style-name="_35_0">n</text:span><text:span text:style-name="_39_5">g</text:span><text:span text:style-name="_31_51"> </text:span><text:span text:style-name="_33_8">t</text:span><text:span text:style-name="_31_41">h</text:span><text:span text:style-name="_31_85">e</text:span><text:span text:style-name="_31_"> </text:span><text:span text:style-name="_31_11">m</text:span><text:span text:style-name="_32_24">i</text:span><text:span text:style-name="_36_5">n</text:span><text:span text:style-name="_31_16">i</text:span><text:span text:style-name="_32_21">m</text:span><text:span text:style-name="_34_5">u</text:span><text:span text:style-name="_31_14">m</text:span><text:span text:style-name="_31_51"> </text:span><text:span text:style-name="_34_5">w</text:span><text:span text:style-name="_31_17">a</text:span><text:span text:style-name="_32_04">g</text:span><text:span text:style-name="_37_2">e</text:span><text:span text:style-name="_31_20">.</text:span><text:span text:style-name="_31_51"> </text:span><text:span text:style-name="_36_8">A</text:span><text:span text:style-name="_31_31">l</text:span><text:span text:style-name="_31_74">l</text:span><text:span text:style-name="_31_"> </text:span><text:span text:style-name="_31_01">t</text:span><text:span text:style-name="_31_80">h</text:span><text:span text:style-name="_35_4">e</text:span><text:span text:style-name="_31_29">s</text:span><text:span text:style-name="_31_89">e</text:span><text:span text:style-name="_31_"> </text:span><text:span text:style-name="_31_25">t</text:span><text:span text:style-name="_32_03">h</text:span><text:span text:style-name="_34_4">i</text:span><text:span text:style-name="_31_19">n</text:span><text:span text:style-name="_31_91">g</text:span><text:span text:style-name="_35_3">s</text:span><text:span text:style-name="_37_6"> </text:span><text:span text:style-name="_31_86">s</text:span><text:span text:style-name="_32_7">t</text:span><text:span text:style-name="_31_02">i</text:span><text:span text:style-name="_32_03">l</text:span><text:span text:style-name="_35_9">l</text:span><text:span text:style-name="_37_6"> </text:span><text:span text:style-name="_32_15">m</text:span><text:span text:style-name="_36_9">a</text:span><text:span text:style-name="_39_8">t</text:span><text:span text:style-name="_31_95">t</text:span><text:span text:style-name="_36_5">e</text:span><text:span text:style-name="_39_9">r</text:span><text:span text:style-name="_31_51"> </text:span><text:span text:style-name="_34_4">t</text:span><text:span text:style-name="_31_47">o</text:span><text:span text:style-name="_31_51"> </text:span><text:span text:style-name="_33_8">h</text:span><text:span text:style-name="_31_41">a</text:span><text:span text:style-name="_31_85">r</text:span><text:span text:style-name="_37_2">d</text:span><text:span text:style-name="_31_40">w</text:span><text:span text:style-name="_31_77">o</text:span><text:span text:style-name="_35_7">r</text:span><text:span text:style-name="_31_13">k</text:span><text:span text:style-name="_31_88">i</text:span><text:span text:style-name="_33_9">n</text:span><text:span text:style-name="_31_16">g</text:span><text:span text:style-name="_31_51"> </text:span><text:span text:style-name="_36_9">f</text:span><text:span text:style-name="_31_25">a</text:span><text:span text:style-name="_32_16">m</text:span><text:span text:style-name="_35_7">i</text:span><text:span text:style-name="_31_35">l</text:span><text:span text:style-name="_32_24">i</text:span><text:span text:style-name="_36_9">e</text:span><text:span text:style-name="_31_31">s</text:span><text:span text:style-name="_31_94">.</text:span><text:span text:style-name="_31_"> </text:span><text:span text:style-name="_31_31">T</text:span><text:span text:style-name="_31_76">h</text:span><text:span text:style-name="_34_2">e</text:span><text:span text:style-name="_31_05">y</text:span><text:span text:style-name="_31_71">'</text:span><text:span text:style-name="_35_7">r</text:span><text:span text:style-name="_31_47">e</text:span><text:span text:style-name="_31_51"> </text:span><text:span text:style-name="_34_2">s</text:span><text:span text:style-name="_31_34">t</text:span><text:span text:style-name="_32_25">i</text:span><text:span text:style-name="_36_6">l</text:span><text:span text:style-name="_31_16">l</text:span><text:span text:style-name="_31_51"> </text:span><text:span text:style-name="_32_7">t</text:span><text:span text:style-name="_39_6">h</text:span><text:span text:style-name="_32_07">e</text:span><text:span text:style-name="_31_"> </text:span><text:span text:style-name="_31_47">r</text:span><text:span text:style-name="_31_94">i</text:span><text:span text:style-name="_35_4">g</text:span><text:span text:style-name="_31_35">h</text:span><text:span text:style-name="_31_85">t</text:span><text:span text:style-name="_31_"> </text:span><text:span text:style-name="_31_43">t</text:span><text:span text:style-name="_31_71">h</text:span><text:span text:style-name="_32_7">i</text:span><text:span text:style-name="_31_43">n</text:span><text:span text:style-name="_32_01">g</text:span><text:span text:style-name="_31_"> </text:span><text:span text:style-name="_31_25">t</text:span><text:span text:style-name="_32_00">o</text:span><text:span text:style-name="_31_"> </text:span><text:span text:style-name="_39_6">d</text:span><text:span text:style-name="_32_00">o</text:span><text:span text:style-name="_35_4">.</text:span><text:span text:style-name="_37_6"> </text:span><text:span text:style-name="_31_86">A</text:span><text:span text:style-name="_34_5">n</text:span><text:span text:style-name="_31_41">d</text:span><text:span text:style-name="_31_51"> </text:span><text:span text:style-name="_37_1">I</text:span><text:span text:style-name="_37_6"> </text:span><text:span text:style-name="_32_25">w</text:span><text:span text:style-name="_32_9">o</text:span><text:span text:style-name="_31_10">n</text:span><text:span text:style-name="_32_00">'</text:span><text:span text:style-name="_35_9">t</text:span><text:span text:style-name="_37_6"> </text:span><text:span text:style-name="_32_09">l</text:span><text:span text:style-name="_36_6">e</text:span><text:span text:style-name="_31_13">t</text:span><text:span text:style-name="_31_51"> </text:span><text:span text:style-name="_34_2">u</text:span><text:span text:style-name="_31_40">p</text:span><text:span text:style-name="_31_51"> </text:span><text:span text:style-name="_35_3">u</text:span><text:span text:style-name="_31_04">n</text:span><text:span text:style-name="_31_94">t</text:span><text:span text:style-name="_32_7">i</text:span><text:span text:style-name="_31_47">l</text:span><text:span text:style-name="_31_51"> </text:span><text:span text:style-name="_32_1">t</text:span><text:span text:style-name="_31_16">h</text:span><text:span text:style-name="_32_00">e</text:span><text:span text:style-name="_35_9">y</text:span><text:span text:style-name="_37_6"> </text:span><text:span text:style-name="_31_80">g</text:span><text:span text:style-name="_32_3">e</text:span><text:span text:style-name="_31_40">t</text:span><text:span text:style-name="_31_51"> </text:span><text:span text:style-name="_35_3">d</text:span><text:span text:style-name="_31_04">o</text:span><text:span text:style-name="_32_10">n</text:span><text:span text:style-name="_37_2">e</text:span><text:span text:style-name="_31_32">.</text:span></text:p>
      <text:p text:style-name="P1"><text:span text:style-name="_35_0">B</text:span><text:span text:style-name="_31_04">u</text:span><text:span text:style-name="_32_10">t</text:span><text:span text:style-name="_31_"> </text:span><text:span text:style-name="_31_02">f</text:span><text:span text:style-name="_31_79">o</text:span><text:span text:style-name="_35_1">r</text:span><text:span text:style-name="_37_6"> </text:span><text:span text:style-name="_31_73">m</text:span><text:span text:style-name="_32_9">y</text:span><text:span text:style-name="_37_6"> </text:span><text:span text:style-name="_31_80">f</text:span><text:span text:style-name="_35_9">i</text:span><text:span text:style-name="_31_14">n</text:span><text:span text:style-name="_32_15">a</text:span><text:span text:style-name="_35_4">l</text:span><text:span text:style-name="_37_6"> </text:span><text:span text:style-name="_32_16">a</text:span><text:span text:style-name="_33_6">d</text:span><text:span text:style-name="_39_8">d</text:span><text:span text:style-name="_31_77">r</text:span><text:span text:style-name="_35_6">e</text:span><text:span text:style-name="_39_8">s</text:span><text:span text:style-name="_31_86">s</text:span><text:span text:style-name="_31_"> </text:span><text:span text:style-name="_31_05">t</text:span><text:span text:style-name="_31_86">o</text:span><text:span text:style-name="_31_"> </text:span><text:span text:style-name="_39_5">t</text:span><text:span text:style-name="_31_79">h</text:span><text:span text:style-name="_34_5">i</text:span><text:span text:style-name="_31_02">s</text:span><text:span text:style-name="_31_51"> </text:span><text:span text:style-name="_33_6">c</text:span><text:span text:style-name="_39_9">h</text:span><text:span text:style-name="_31_86">a</text:span><text:span text:style-name="_33_5">m</text:span><text:span text:style-name="_31_05">b</text:span><text:span text:style-name="_32_00">e</text:span><text:span text:style-name="_32_4">r</text:span><text:span text:style-name="_31_34">,</text:span><text:span text:style-name="_31_51"> </text:span><text:span text:style-name="_35_9">I</text:span><text:span text:style-name="_37_6"> </text:span><text:span text:style-name="_31_85">d</text:span><text:span text:style-name="_32_6">o</text:span><text:span text:style-name="_31_50">n</text:span><text:span text:style-name="_32_00">'</text:span><text:span text:style-name="_32_7">t</text:span><text:span text:style-name="_37_6"> </text:span><text:span text:style-name="_32_09">w</text:span><text:span text:style-name="_33_5">a</text:span><text:span text:style-name="_31_26">n</text:span><text:span text:style-name="_31_79">t</text:span><text:span text:style-name="_31_"> </text:span><text:span text:style-name="_39_6">t</text:span><text:span text:style-name="_32_06">o</text:span><text:span text:style-name="_31_"> </text:span><text:span text:style-name="_31_47">j</text:span><text:span text:style-name="_31_74">u</text:span><text:span text:style-name="_37_5">s</text:span><text:span text:style-name="_31_46">t</text:span><text:span text:style-name="_31_51"> </text:span><text:span text:style-name="_32_0">t</text:span><text:span text:style-name="_31_01">a</text:span><text:span text:style-name="_32_06">l</text:span><text:span text:style-name="_37_5">k</text:span><text:span text:style-name="_37_6"> </text:span><text:span text:style-name="_31_86">a</text:span><text:span text:style-name="_33_5">b</text:span><text:span text:style-name="_31_20">o</text:span><text:span text:style-name="_31_85">u</text:span><text:span text:style-name="_36_9">t</text:span><text:span text:style-name="_37_6"> </text:span><text:span text:style-name="_32_09">n</text:span><text:span text:style-name="_34_4">e</text:span><text:span text:style-name="_31_19">x</text:span><text:span text:style-name="_31_89">t</text:span><text:span text:style-name="_31_"> </text:span><text:span text:style-name="_31_01">y</text:span><text:span text:style-name="_31_95">e</text:span><text:span text:style-name="_35_3">a</text:span><text:span text:style-name="_39_8">r</text:span><text:span text:style-name="_31_77">.</text:span><text:span text:style-name="_31_"> </text:span><text:span text:style-name="_31_28">I</text:span><text:span text:style-name="_31_51"> </text:span><text:span text:style-name="_36_6">w</text:span><text:span text:style-name="_31_10">a</text:span><text:span text:style-name="_31_71">n</text:span><text:span text:style-name="_32_7">t</text:span><text:span text:style-name="_37_6"> </text:span><text:span text:style-name="_31_73">t</text:span><text:span text:style-name="_33_6">o</text:span><text:span text:style-name="_37_6"> </text:span><text:span text:style-name="_31_88">f</text:span><text:span text:style-name="_32_0">o</text:span><text:span text:style-name="_31_14">c</text:span><text:span text:style-name="_32_16">u</text:span><text:span text:style-name="_36_8">s</text:span><text:span text:style-name="_37_6"> </text:span><text:span text:style-name="_31_91">o</text:span><text:span text:style-name="_35_3">n</text:span><text:span text:style-name="_37_6"> </text:span><text:span text:style-name="_32_09">t</text:span><text:span text:style-name="_35_0">h</text:span><text:span text:style-name="_31_10">e</text:span><text:span text:style-name="_31_51"> </text:span><text:span text:style-name="_32_3">n</text:span><text:span text:style-name="_31_41">e</text:span><text:span text:style-name="_31_80">x</text:span><text:span text:style-name="_33_5">t</text:span><text:span text:style-name="_37_6"> </text:span><text:span text:style-name="_32_09">f</text:span><text:span text:style-name="_37_4">i</text:span><text:span text:style-name="_31_20">v</text:span><text:span text:style-name="_31_79">e</text:span><text:span text:style-name="_31_"> </text:span><text:span text:style-name="_31_13">y</text:span><text:span text:style-name="_32_22">e</text:span><text:span text:style-name="_32_4">a</text:span><text:span text:style-name="_39_5">r</text:span><text:span text:style-name="_32_06">s</text:span><text:span text:style-name="_36_9">,</text:span><text:span text:style-name="_37_6"> </text:span><text:span text:style-name="_31_70">t</text:span><text:span text:style-name="_33_0">h</text:span><text:span text:style-name="_31_11">e</text:span><text:span text:style-name="_31_51"> </text:span><text:span text:style-name="_34_1">n</text:span><text:span text:style-name="_31_50">e</text:span><text:span text:style-name="_32_07">x</text:span><text:span text:style-name="_32_6">t</text:span><text:span text:style-name="_37_6"> </text:span><text:span text:style-name="_31_71">1</text:span><text:span text:style-name="_32_6">0</text:span><text:span text:style-name="_37_6"> </text:span><text:span text:style-name="_32_00">y</text:span><text:span text:style-name="_33_9">e</text:span><text:span text:style-name="_31_32">a</text:span><text:span text:style-name="_32_06">r</text:span><text:span text:style-name="_36_6">s</text:span><text:span text:style-name="_31_01">,</text:span><text:span text:style-name="_31_51"> </text:span><text:span text:style-name="_37_5">a</text:span><text:span text:style-name="_31_16">n</text:span><text:span text:style-name="_32_15">d</text:span><text:span text:style-name="_31_"> </text:span><text:span text:style-name="_39_6">b</text:span><text:span text:style-name="_31_80">e</text:span><text:span text:style-name="_32_0">y</text:span><text:span text:style-name="_31_46">o</text:span><text:span text:style-name="_32_18">n</text:span><text:span text:style-name="_37_1">d</text:span><text:span text:style-name="_31_26">.</text:span><text:span text:style-name="_31_51"> </text:span><text:span text:style-name="_35_9">I</text:span><text:span text:style-name="_37_6"> </text:span><text:span text:style-name="_32_19">w</text:span><text:span text:style-name="_32_9">a</text:span><text:span text:style-name="_31_25">n</text:span><text:span text:style-name="_32_04">t</text:span><text:span text:style-name="_31_"> </text:span><text:span text:style-name="_31_01">t</text:span><text:span text:style-name="_31_85">o</text:span><text:span text:style-name="_31_"> </text:span><text:span text:style-name="_31_34">f</text:span><text:span text:style-name="_31_77">o</text:span><text:span text:style-name="_33_8">c</text:span><text:span text:style-name="_31_43">u</text:span><text:span text:style-name="_32_19">s</text:span><text:span text:style-name="_31_"> </text:span><text:span text:style-name="_31_10">o</text:span><text:span text:style-name="_32_16">n</text:span><text:span text:style-name="_31_"> </text:span><text:span text:style-name="_31_32">o</text:span><text:span text:style-name="_31_89">u</text:span><text:span text:style-name="_35_6">r</text:span><text:span text:style-name="_37_6"> </text:span><text:span text:style-name="_31_70">f</text:span><text:span text:style-name="_36_6">u</text:span><text:span text:style-name="_31_25">t</text:span><text:span text:style-name="_32_24">u</text:span><text:span text:style-name="_36_8">r</text:span><text:span text:style-name="_31_31">e</text:span><text:span text:style-name="_32_03">.</text:span></text:p>
      <text:p text:style-name="P1"><text:span text:style-name="_37_4">W</text:span><text:span text:style-name="_31_26">e</text:span><text:span text:style-name="_31_51"> </text:span><text:span text:style-name="_33_5">l</text:span><text:span text:style-name="_31_05">i</text:span><text:span text:style-name="_31_71">v</text:span><text:span text:style-name="_36_5">e</text:span><text:span text:style-name="_37_6"> </text:span><text:span text:style-name="_31_80">i</text:span><text:span text:style-name="_32_6">n</text:span><text:span text:style-name="_37_6"> </text:span><text:span text:style-name="_32_22">a</text:span><text:span text:style-name="_31_"> </text:span><text:span text:style-name="_31_04">t</text:span><text:span text:style-name="_32_15">i</text:span><text:span text:style-name="_34_5">m</text:span><text:span text:style-name="_31_10">e</text:span><text:span text:style-name="_31_51"> </text:span><text:span text:style-name="_36_9">o</text:span><text:span text:style-name="_31_32">f</text:span><text:span text:style-name="_31_51"> </text:span><text:span text:style-name="_32_7">e</text:span><text:span text:style-name="_39_9">x</text:span><text:span text:style-name="_31_89">t</text:span><text:span text:style-name="_33_8">r</text:span><text:span text:style-name="_31_29">a</text:span><text:span text:style-name="_32_24">o</text:span><text:span text:style-name="_35_4">r</text:span><text:span text:style-name="_31_20">d</text:span><text:span text:style-name="_32_22">i</text:span><text:span text:style-name="_33_9">n</text:span><text:span text:style-name="_31_28">a</text:span><text:span text:style-name="_32_15">r</text:span><text:span text:style-name="_35_1">y</text:span><text:span text:style-name="_37_6"> </text:span><text:span text:style-name="_32_03">c</text:span><text:span text:style-name="_37_5">h</text:span><text:span text:style-name="_31_49">a</text:span><text:span text:style-name="_31_95">n</text:span><text:span text:style-name="_37_4">g</text:span><text:span text:style-name="_31_31">e</text:span><text:span text:style-name="_31_51"> --</text:span><text:span text:style-name="_31_"> </text:span><text:span text:style-name="_31_35">c</text:span><text:span text:style-name="_32_09">h</text:span><text:span text:style-name="_37_4">a</text:span><text:span text:style-name="_31_02">n</text:span><text:span text:style-name="_32_10">g</text:span><text:span text:style-name="_37_4">e</text:span><text:span text:style-name="_37_6"> </text:span><text:span text:style-name="_32_25">t</text:span><text:span text:style-name="_36_6">h</text:span><text:span text:style-name="_31_19">a</text:span><text:span text:style-name="_32_22">t</text:span><text:span text:style-name="_35_1">'</text:span><text:span text:style-name="_31_46">s</text:span><text:span text:style-name="_31_51"> </text:span><text:span text:style-name="_36_9">r</text:span><text:span text:style-name="_31_29">e</text:span><text:span text:style-name="_31_88">s</text:span><text:span text:style-name="_32_7">h</text:span><text:span text:style-name="_31_13">a</text:span><text:span text:style-name="_31_73">p</text:span><text:span text:style-name="_35_0">i</text:span><text:span text:style-name="_39_9">n</text:span><text:span text:style-name="_32_09">g</text:span><text:span text:style-name="_31_"> </text:span><text:span text:style-name="_31_04">t</text:span><text:span text:style-name="_32_15">h</text:span><text:span text:style-name="_35_1">e</text:span><text:span text:style-name="_37_6"> </text:span><text:span text:style-name="_32_16">w</text:span><text:span text:style-name="_33_5">a</text:span><text:span text:style-name="_31_50">y</text:span><text:span text:style-name="_31_51"> </text:span><text:span text:style-name="_35_0">w</text:span><text:span text:style-name="_31_10">e</text:span><text:span text:style-name="_31_51"> </text:span><text:span text:style-name="_37_1">l</text:span><text:span text:style-name="_31_40">i</text:span><text:span text:style-name="_31_76">v</text:span><text:span text:style-name="_34_4">e</text:span><text:span text:style-name="_31_19">,</text:span><text:span text:style-name="_31_51"> </text:span><text:span text:style-name="_32_6">t</text:span><text:span text:style-name="_31_25">h</text:span><text:span text:style-name="_31_79">e</text:span><text:span text:style-name="_31_"> </text:span><text:span text:style-name="_31_35">w</text:span><text:span text:style-name="_32_01">a</text:span><text:span text:style-name="_33_9">y</text:span><text:span text:style-name="_37_6"> </text:span><text:span text:style-name="_31_88">w</text:span><text:span text:style-name="_32_9">e</text:span><text:span text:style-name="_37_6"> </text:span><text:span text:style-name="_31_91">w</text:span><text:span text:style-name="_33_8">o</text:span><text:span text:style-name="_31_46">r</text:span><text:span text:style-name="_32_03">k</text:span><text:span text:style-name="_37_1">,</text:span><text:span text:style-name="_37_6"> </text:span><text:span text:style-name="_32_10">o</text:span><text:span text:style-name="_32_9">u</text:span><text:span text:style-name="_31_50">r</text:span><text:span text:style-name="_31_51"> </text:span><text:span text:style-name="_35_4">p</text:span><text:span text:style-name="_31_11">l</text:span><text:span text:style-name="_31_76">a</text:span><text:span text:style-name="_36_6">n</text:span><text:span text:style-name="_31_41">e</text:span><text:span text:style-name="_32_21">t</text:span><text:span text:style-name="_34_2">,</text:span><text:span text:style-name="_37_6"> </text:span><text:span text:style-name="_31_79">o</text:span><text:span text:style-name="_36_9">u</text:span><text:span text:style-name="_31_26">r</text:span><text:span text:style-name="_31_51"> </text:span><text:span text:style-name="_34_4">p</text:span><text:span text:style-name="_31_35">l</text:span><text:span text:style-name="_31_94">a</text:span><text:span text:style-name="_34_2">c</text:span><text:span text:style-name="_31_02">e</text:span><text:span text:style-name="_31_51"> </text:span><text:span text:style-name="_35_1">i</text:span><text:span text:style-name="_31_16">n</text:span><text:span text:style-name="_31_51"> </text:span><text:span text:style-name="_34_2">t</text:span><text:span text:style-name="_31_16">h</text:span><text:span text:style-name="_31_76">e</text:span><text:span text:style-name="_31_"> </text:span><text:span text:style-name="_31_11">w</text:span><text:span text:style-name="_32_10">o</text:span><text:span text:style-name="_34_4">r</text:span><text:span text:style-name="_31_29">l</text:span><text:span text:style-name="_31_73">d</text:span><text:span text:style-name="_35_4">.</text:span><text:span text:style-name="_37_6"> </text:span><text:span text:style-name="_31_73">I</text:span><text:span text:style-name="_37_2">t</text:span><text:span text:style-name="_31_19">'</text:span><text:span text:style-name="_31_94">s</text:span><text:span text:style-name="_31_"> </text:span><text:span text:style-name="_31_31">c</text:span><text:span text:style-name="_31_74">h</text:span><text:span text:style-name="_32_0">a</text:span><text:span text:style-name="_31_47">n</text:span><text:span text:style-name="_31_76">g</text:span><text:span text:style-name="_32_6">e</text:span><text:span text:style-name="_37_6"> </text:span><text:span text:style-name="_31_80">t</text:span><text:span text:style-name="_34_4">h</text:span><text:span text:style-name="_31_31">a</text:span><text:span text:style-name="_32_03">t</text:span><text:span text:style-name="_31_"> </text:span><text:span text:style-name="_39_6">p</text:span><text:span text:style-name="_31_94">r</text:span><text:span text:style-name="_34_4">o</text:span><text:span text:style-name="_31_01">m</text:span><text:span text:style-name="_32_01">i</text:span><text:span text:style-name="_32_3">s</text:span><text:span text:style-name="_31_46">e</text:span><text:span text:style-name="_32_19">s</text:span><text:span text:style-name="_31_"> </text:span><text:span text:style-name="_31_14">a</text:span><text:span text:style-name="_32_10">m</text:span><text:span text:style-name="_32_6">a</text:span><text:span text:style-name="_31_50">z</text:span><text:span text:style-name="_31_80">i</text:span><text:span text:style-name="_36_9">n</text:span><text:span text:style-name="_31_50">g</text:span><text:span text:style-name="_31_51"> </text:span><text:span text:style-name="_35_0">m</text:span><text:span text:style-name="_31_50">e</text:span><text:span text:style-name="_32_10">d</text:span><text:span text:style-name="_32_1">i</text:span><text:span text:style-name="_31_44">c</text:span><text:span text:style-name="_31_85">a</text:span><text:span text:style-name="_35_0">l</text:span><text:span text:style-name="_37_6"> </text:span><text:span text:style-name="_31_74">b</text:span><text:span text:style-name="_37_2">r</text:span><text:span text:style-name="_31_02">e</text:span><text:span text:style-name="_32_07">a</text:span><text:span text:style-name="_37_5">k</text:span><text:span text:style-name="_31_32">t</text:span><text:span text:style-name="_32_04">h</text:span><text:span text:style-name="_36_5">r</text:span><text:span text:style-name="_31_05">o</text:span><text:span text:style-name="_31_92">u</text:span><text:span text:style-name="_37_1">g</text:span><text:span text:style-name="_31_34">h</text:span><text:span text:style-name="_31_94">s</text:span><text:span text:style-name="_37_1">,</text:span><text:span text:style-name="_37_6"> </text:span><text:span text:style-name="_32_19">b</text:span><text:span text:style-name="_32_4">u</text:span><text:span text:style-name="_31_01">t</text:span><text:span text:style-name="_31_51"> </text:span><text:span text:style-name="_36_8">a</text:span><text:span text:style-name="_31_35">l</text:span><text:span text:style-name="_31_74">s</text:span><text:span text:style-name="_37_5">o</text:span><text:span text:style-name="_37_6"> </text:span><text:span text:style-name="_32_19">e</text:span><text:span text:style-name="_35_0">c</text:span><text:span text:style-name="_31_04">o</text:span><text:span text:style-name="_32_01">n</text:span><text:span text:style-name="_34_1">o</text:span><text:span text:style-name="_39_6">m</text:span><text:span text:style-name="_32_06">i</text:span><text:span text:style-name="_35_6">c</text:span><text:span text:style-name="_37_6"> </text:span><text:span text:style-name="_32_25">d</text:span><text:span text:style-name="_37_1">i</text:span><text:span text:style-name="_31_05">s</text:span><text:span text:style-name="_31_89">r</text:span><text:span text:style-name="_37_4">u</text:span><text:span text:style-name="_31_25">p</text:span><text:span text:style-name="_32_01">t</text:span><text:span text:style-name="_34_5">i</text:span><text:span text:style-name="_31_11">o</text:span><text:span text:style-name="_32_18">n</text:span><text:span text:style-name="_35_1">s</text:span><text:span text:style-name="_37_6"> </text:span><text:span text:style-name="_32_01">t</text:span><text:span text:style-name="_34_2">h</text:span><text:span text:style-name="_31_26">a</text:span><text:span text:style-name="_31_95">t</text:span><text:span text:style-name="_31_"> </text:span><text:span text:style-name="_39_5">s</text:span><text:span text:style-name="_31_80">t</text:span><text:span text:style-name="_33_6">r</text:span><text:span text:style-name="_31_14">a</text:span><text:span text:style-name="_32_00">i</text:span><text:span text:style-name="_34_4">n</text:span><text:span text:style-name="_37_6"> </text:span><text:span text:style-name="_32_10">w</text:span><text:span text:style-name="_36_5">o</text:span><text:span text:style-name="_31_28">r</text:span><text:span text:style-name="_32_25">k</text:span><text:span text:style-name="_34_1">i</text:span><text:span text:style-name="_31_13">n</text:span><text:span text:style-name="_31_76">g</text:span><text:span text:style-name="_31_"> </text:span><text:span text:style-name="_39_6">f</text:span><text:span text:style-name="_31_86">a</text:span><text:span text:style-name="_36_8">m</text:span><text:span text:style-name="_39_6">i</text:span><text:span text:style-name="_32_21">l</text:span><text:span text:style-name="_32_3">i</text:span><text:span text:style-name="_31_43">e</text:span><text:span text:style-name="_32_04">s</text:span><text:span text:style-name="_33_9">.</text:span><text:span text:style-name="_37_6"> </text:span><text:span text:style-name="_31_94">I</text:span><text:span text:style-name="_36_8">t</text:span><text:span text:style-name="_37_6"> </text:span><text:span text:style-name="_32_22">p</text:span><text:span text:style-name="_35_4">r</text:span><text:span text:style-name="_31_31">o</text:span><text:span text:style-name="_32_18">m</text:span><text:span text:style-name="_34_2">i</text:span><text:span text:style-name="_31_40">s</text:span><text:span text:style-name="_32_16">e</text:span><text:span text:style-name="_33_0">s</text:span><text:span text:style-name="_37_6"> </text:span><text:span text:style-name="_32_07">e</text:span><text:span text:style-name="_32_1">d</text:span><text:span text:style-name="_31_32">u</text:span><text:span text:style-name="_32_04">c</text:span><text:span text:style-name="_35_7">a</text:span><text:span text:style-name="_39_5">t</text:span><text:span text:style-name="_31_77">i</text:span><text:span text:style-name="_36_5">o</text:span><text:span text:style-name="_31_46">n</text:span><text:span text:style-name="_31_51"> </text:span><text:span text:style-name="_36_0">f</text:span><text:span text:style-name="_31_47">o</text:span><text:span text:style-name="_31_74">r</text:span><text:span text:style-name="_31_"> </text:span><text:span text:style-name="_31_50">g</text:span><text:span text:style-name="_32_16">i</text:span><text:span text:style-name="_36_5">r</text:span><text:span text:style-name="_31_50">l</text:span><text:span text:style-name="_31_70">s</text:span><text:span text:style-name="_31_"> </text:span><text:span text:style-name="_39_5">i</text:span><text:span text:style-name="_31_95">n</text:span><text:span text:style-name="_31_"> </text:span><text:span text:style-name="_31_02">t</text:span><text:span text:style-name="_32_16">h</text:span><text:span text:style-name="_33_5">e</text:span><text:span text:style-name="_37_6"> </text:span><text:span text:style-name="_32_18">m</text:span><text:span text:style-name="_32_4">o</text:span><text:span text:style-name="_31_17">s</text:span><text:span text:style-name="_32_22">t</text:span><text:span text:style-name="_31_"> </text:span><text:span text:style-name="_31_16">r</text:span><text:span text:style-name="_31_86">e</text:span><text:span text:style-name="_33_5">m</text:span><text:span text:style-name="_31_26">o</text:span><text:span text:style-name="_31_80">t</text:span><text:span text:style-name="_37_2">e</text:span><text:span text:style-name="_37_6"> </text:span><text:span text:style-name="_32_06">v</text:span><text:span text:style-name="_32_7">i</text:span><text:span text:style-name="_31_47">l</text:span><text:span text:style-name="_31_91">l</text:span><text:span text:style-name="_36_0">a</text:span><text:span text:style-name="_31_17">g</text:span><text:span text:style-name="_32_10">e</text:span><text:span text:style-name="_35_1">s</text:span><text:span text:style-name="_31_11">,</text:span><text:span text:style-name="_31_51"> </text:span><text:span text:style-name="_33_9">b</text:span><text:span text:style-name="_31_50">u</text:span><text:span text:style-name="_31_70">t</text:span><text:span text:style-name="_31_"> </text:span><text:span text:style-name="_31_20">a</text:span><text:span text:style-name="_32_16">l</text:span><text:span text:style-name="_35_0">s</text:span><text:span text:style-name="_31_34">o</text:span><text:span text:style-name="_31_51"> </text:span><text:span text:style-name="_35_1">c</text:span><text:span text:style-name="_31_28">o</text:span><text:span text:style-name="_31_71">n</text:span><text:span text:style-name="_32_0">n</text:span><text:span text:style-name="_31_35">e</text:span><text:span text:style-name="_32_04">c</text:span><text:span text:style-name="_36_8">t</text:span><text:span text:style-name="_31_41">s</text:span><text:span text:style-name="_31_51"> </text:span><text:span text:style-name="_34_4">t</text:span><text:span text:style-name="_39_6">e</text:span><text:span text:style-name="_31_80">r</text:span><text:span text:style-name="_33_0">r</text:span><text:span text:style-name="_31_16">o</text:span><text:span text:style-name="_32_01">r</text:span><text:span text:style-name="_34_5">i</text:span><text:span text:style-name="_31_10">s</text:span><text:span text:style-name="_32_19">t</text:span><text:span text:style-name="_35_7">s</text:span><text:span text:style-name="_37_6"> </text:span><text:span text:style-name="_32_01">p</text:span><text:span text:style-name="_35_1">l</text:span><text:span text:style-name="_31_40">o</text:span><text:span text:style-name="_31_77">t</text:span><text:span text:style-name="_37_5">t</text:span><text:span text:style-name="_31_32">i</text:span><text:span text:style-name="_32_06">n</text:span><text:span text:style-name="_35_3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8:27:07.71</meta:creation-date>
    <dc:title>Haathi</dc:title>
    <meta:editing-duration>PT7M1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4T08:34:25.15</dc:date>
    <meta:template xlink:type="simple" xlink:actuate="onRequest" xlink:title="Haathi" xlink:href="file:///C:/Users/kwa/AppData/Roaming/OpenOffice/4/user/template/Haathi.ott" meta:date="2016-02-24T08:27:07.35"/>
  </office:meta>
</office:document-meta>
</file>